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/>
          <table:table-cell office:value-type="string">
            <text:p>NumClients</text:p>
          </table:table-cell>
          <table:table-cell office:value-type="string">
            <text:p>Sorting</text:p>
          </table:table-cell>
          <table:table-cell office:value-type="string">
            <text:p>Generate Report</text:p>
          </table:table-cell>
          <table:table-cell/>
          <table:table-cell office:value-type="string">
            <text:p>Adjust Vi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/>
          <table:table-cell office:value-type="string">
            <text:p>10K</text:p>
          </table:table-cell>
          <table:table-cell office:value-type="string">
            <text:p>45ms</text:p>
          </table:table-cell>
          <table:table-cell office:value-type="string">
            <text:p>79ms</text:p>
          </table:table-cell>
          <table:table-cell/>
          <table:table-cell office:value-type="string">
            <text:p>19.9s</text:p>
          </table:table-cell>
        </table:table-row>
        <table:table-row table:style-name="ro3">
          <table:table-cell/>
          <table:table-cell office:value-type="string">
            <text:p>20K</text:p>
          </table:table-cell>
          <table:table-cell office:value-type="string">
            <text:p>92ms</text:p>
          </table:table-cell>
          <table:table-cell office:value-type="string">
            <text:p>139ms</text:p>
          </table:table-cell>
          <table:table-cell/>
          <table:table-cell office:value-type="string">
            <text:p>65.3s</text:p>
          </table:table-cell>
        </table:table-row>
        <table:table-row table:style-name="ro3">
          <table:table-cell/>
          <table:table-cell office:value-type="string">
            <text:p>30K</text:p>
          </table:table-cell>
          <table:table-cell office:value-type="string">
            <text:p>136ms</text:p>
          </table:table-cell>
          <table:table-cell office:value-type="string">
            <text:p>241m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40K</text:p>
          </table:table-cell>
          <table:table-cell office:value-type="string">
            <text:p>203ms</text:p>
          </table:table-cell>
          <table:table-cell office:value-type="string">
            <text:p>338m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50K</text:p>
          </table:table-cell>
          <table:table-cell office:value-type="string">
            <text:p>260ms</text:p>
          </table:table-cell>
          <table:table-cell office:value-type="string">
            <text:p>428m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60K</text:p>
          </table:table-cell>
          <table:table-cell office:value-type="string">
            <text:p>303ms</text:p>
          </table:table-cell>
          <table:table-cell office:value-type="string">
            <text:p>503m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70K</text:p>
          </table:table-cell>
          <table:table-cell office:value-type="string">
            <text:p>354ms</text:p>
          </table:table-cell>
          <table:table-cell office:value-type="string">
            <text:p>607m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80K</text:p>
          </table:table-cell>
          <table:table-cell office:value-type="string">
            <text:p>400ms</text:p>
          </table:table-cell>
          <table:table-cell office:value-type="string">
            <text:p>721m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90K</text:p>
          </table:table-cell>
          <table:table-cell office:value-type="string">
            <text:p>458ms</text:p>
          </table:table-cell>
          <table:table-cell office:value-type="string">
            <text:p>740m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100K</text:p>
          </table:table-cell>
          <table:table-cell office:value-type="string">
            <text:p>510ms</text:p>
          </table:table-cell>
          <table:table-cell office:value-type="string">
            <text:p>785ms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Harrison</meta:initial-creator>
    <meta:creation-date>2012-12-06T17:51:13</meta:creation-date>
    <dc:date>2012-12-06T22:58:15</dc:date>
    <dc:creator>Robert Harrison</dc:creator>
    <meta:editing-duration>PT19M41S</meta:editing-duration>
    <meta:editing-cycles>2</meta:editing-cycles>
    <meta:generator>LibreOffice/3.5$Linux_X86_64 LibreOffice_project/350m1$Build-2</meta:generator>
    <meta:document-statistic meta:table-count="3" meta:cell-count="36" meta:object-count="0"/>
  </office:meta>
</office:document-meta>
</file>